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oma_3.ttf" manifest:media-type="application/x-font-ttf"/>
  <manifest:file-entry manifest:full-path="Fonts/Font_Loma_2.ttf" manifest:media-type="application/x-font-ttf"/>
  <manifest:file-entry manifest:full-path="Fonts/Font_Loma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03000000030F372FA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ma" svg:font-family="Loma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1" svg:font-family="Loma" style:font-family-generic="roman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2" svg:font-family="Loma" style:font-family-generic="system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automatic-styles>
    <style:style style:name="Tabelle1" style:family="table">
      <style:table-properties style:width="14.386cm" fo:margin-left="0.48cm" fo:margin-top="0cm" fo:margin-bottom="0cm" table:align="left" style:writing-mode="page"/>
    </style:style>
    <style:style style:name="Tabelle1.A" style:family="table-column">
      <style:table-column-properties style:column-width="2.593cm"/>
    </style:style>
    <style:style style:name="Tabelle1.B" style:family="table-column">
      <style:table-column-properties style:column-width="11.793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4.386cm" fo:margin-left="0.48cm" fo:margin-top="0cm" fo:margin-bottom="0cm" table:align="left" style:writing-mode="page"/>
    </style:style>
    <style:style style:name="Tabelle2.A" style:family="table-column">
      <style:table-column-properties style:column-width="4.313cm"/>
    </style:style>
    <style:style style:name="Tabelle2.B" style:family="table-column">
      <style:table-column-properties style:column-width="10.074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0cm" fo:text-indent="0cm" style:auto-text-indent="false" style:punctuation-wrap="simple"/>
    </style:style>
    <style:style style:name="P2" style:family="paragraph" style:parent-style-name="Standard">
      <style:paragraph-properties fo:line-height="0.499cm">
        <style:tab-stops>
          <style:tab-stop style:position="8.625cm"/>
        </style:tab-stops>
      </style:paragraph-properties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3" style:family="paragraph" style:parent-style-name="Standard">
      <style:paragraph-properties fo:line-height="0.499cm"/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4" style:family="paragraph" style:parent-style-name="Frame_20_contents">
      <style:text-properties style:font-name="Loma" fo:font-size="11pt" fo:language="de" fo:country="DE" style:font-size-asian="11pt" style:language-asian="zh" style:country-asian="CN" style:font-size-complex="11pt" style:language-complex="hi" style:country-complex="IN"/>
    </style:style>
    <style:style style:name="P5" style:family="paragraph" style:parent-style-name="Footer">
      <style:text-properties style:font-name="Noto Sans Light"/>
    </style:style>
    <style:style style:name="P6" style:family="paragraph" style:parent-style-name="Frame_20_contents">
      <style:paragraph-properties fo:margin-left="0cm" fo:margin-right="0cm" fo:text-indent="0cm" style:auto-text-indent="false" style:punctuation-wrap="simple"/>
    </style:style>
    <style:style style:name="P7" style:family="paragraph" style:parent-style-name="Frame_20_contents">
      <style:paragraph-properties fo:margin-left="0cm" fo:margin-right="0cm" fo:text-align="end" style:justify-single-word="false" fo:text-indent="0cm" style:auto-text-indent="false" style:punctuation-wrap="hanging"/>
    </style:style>
    <style:style style:name="P8" style:family="paragraph" style:parent-style-name="Frame_20_contents">
      <style:text-properties style:font-name="Loma" fo:font-size="11pt" fo:language="de" fo:country="DE" style:font-size-asian="11pt" style:language-asian="zh" style:country-asian="CN" style:font-size-complex="11pt" style:language-complex="hi" style:country-complex="IN"/>
    </style:style>
    <style:style style:name="P9" style:family="paragraph" style:parent-style-name="Standard">
      <style:paragraph-properties fo:text-align="end" style:justify-single-word="false"/>
      <style:text-properties style:font-name="Loma1" fo:font-size="16pt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Loma1" fo:font-size="12pt" style:font-size-asian="12pt" style:font-name-complex="Arial1" style:font-size-complex="12pt"/>
    </style:style>
    <style:style style:name="P11" style:family="paragraph" style:parent-style-name="Standard">
      <style:text-properties style:font-name="Loma1" fo:font-size="12pt" style:font-size-asian="12pt" style:font-name-complex="Arial1" style:font-size-complex="12pt"/>
    </style:style>
    <style:style style:name="P12" style:family="paragraph" style:parent-style-name="Standard">
      <style:text-properties style:font-name="Loma1" fo:font-size="12pt" officeooo:rsid="001a0299" officeooo:paragraph-rsid="001a0299" style:font-size-asian="12pt" style:font-name-complex="Arial1" style:font-size-complex="12pt"/>
    </style:style>
    <style:style style:name="P13" style:family="paragraph" style:parent-style-name="Standard">
      <style:text-properties style:font-name="Loma1" fo:font-size="6pt" style:font-size-asian="6pt" style:font-size-complex="6pt"/>
    </style:style>
    <style:style style:name="P14" style:family="paragraph" style:parent-style-name="Standard">
      <style:paragraph-properties fo:text-align="end" style:justify-single-word="false"/>
      <style:text-properties style:font-name="Loma1"/>
    </style:style>
    <style:style style:name="P15" style:family="paragraph" style:parent-style-name="Standard">
      <style:text-properties style:font-name="Loma1" fo:font-size="11pt" style:font-size-asian="11pt" style:font-name-complex="Arial1" style:font-size-complex="11pt"/>
    </style:style>
    <style:style style:name="P16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name-complex="Arial1" style:font-size-complex="11pt"/>
    </style:style>
    <style:style style:name="P17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style:font-name="Loma1"/>
    </style:style>
    <style:style style:name="P20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  <style:text-properties style:font-name="Loma1"/>
    </style:style>
    <style:style style:name="P21" style:family="paragraph" style:parent-style-name="Standard">
      <style:paragraph-properties fo:text-align="end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2" style:family="paragraph" style:parent-style-name="Standard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23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4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15.24cm"/>
        </style:tab-stops>
      </style:paragraph-properties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4.26cm"/>
          <style:tab-stop style:position="15.24cm"/>
        </style:tab-stops>
      </style:paragraph-properties>
    </style:style>
    <style:style style:name="P26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.207cm"/>
          <style:tab-stop style:position="3.995cm"/>
          <style:tab-stop style:position="15.24cm"/>
        </style:tab-stops>
      </style:paragraph-properties>
    </style:style>
    <style:style style:name="P27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</style:style>
    <style:style style:name="P28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</style:style>
    <style:style style:name="P29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3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Noto Sans Light"/>
    </style:style>
    <style:style style:name="T2" style:family="text">
      <style:text-properties style:font-name="Loma1"/>
    </style:style>
    <style:style style:name="T3" style:family="text">
      <style:text-properties style:font-name="Loma1" fo:font-size="16pt" style:font-size-asian="16pt" style:font-size-complex="16pt"/>
    </style:style>
    <style:style style:name="T4" style:family="text">
      <style:text-properties style:font-name="Loma1" fo:font-size="12pt" style:font-size-asian="12pt" style:font-name-complex="Arial1" style:font-size-complex="12pt"/>
    </style:style>
    <style:style style:name="T5" style:family="text">
      <style:text-properties style:font-name="Loma1" fo:font-size="8pt" style:text-underline-style="solid" style:text-underline-width="auto" style:text-underline-color="font-color" style:font-size-asian="8pt" style:font-name-complex="Arial1" style:font-size-complex="8pt"/>
    </style:style>
    <style:style style:name="T6" style:family="text">
      <style:text-properties style:font-name="Loma1" fo:font-size="6pt" style:font-size-asian="6pt" style:font-size-complex="6pt"/>
    </style:style>
    <style:style style:name="T7" style:family="text">
      <style:text-properties style:font-name="Loma1" fo:font-size="11pt" style:font-size-asian="11pt" style:font-name-complex="Arial1" style:font-size-complex="11pt"/>
    </style:style>
    <style:style style:name="T8" style:family="text">
      <style:text-properties style:font-name="Loma1" fo:font-size="11pt" style:font-size-asian="11pt" style:font-size-complex="11pt"/>
    </style:style>
    <style:style style:name="T9" style:family="text"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T10" style:family="text">
      <style:text-properties style:font-name="Loma1" fo:font-size="11pt" fo:font-weight="normal" style:font-size-asian="11pt" style:font-weight-asian="normal" style:font-name-complex="Arial1" style:font-size-complex="11pt" style:font-style-complex="normal" style:font-weight-complex="normal"/>
    </style:style>
    <style:style style:name="T11" style:family="text">
      <style:text-properties style:font-name="Loma1" fo:font-size="14pt" fo:font-weight="bold" style:font-size-asian="14pt" style:font-weight-asian="bold" style:font-name-complex="Arial1" style:font-size-complex="14pt" style:font-weight-complex="bold"/>
    </style:style>
    <style:style style:name="T12" style:family="text">
      <style:text-properties fo:color="#000000" loext:opacity="100%" style:font-name="Arial" fo:font-size="8pt" style:font-size-asian="8pt" style:font-size-complex="8pt"/>
    </style:style>
    <style:style style:name="T13" style:family="text">
      <style:text-properties fo:color="#000000" loext:opacity="100%"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4" style:family="text"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Loma1" fo:font-size="14pt" style:text-underline-style="none" style:font-size-asian="14pt" style:font-name-complex="Loma2" style:font-size-complex="14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text-underline-style="none"/>
    </style:style>
    <style:style style:name="T18" style:family="text">
      <style:text-properties style:use-window-font-color="true" loext:opacity="0%" style:font-name="Loma1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19" style:family="text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T20" style:family="text">
      <style:text-properties style:use-window-font-color="true" loext:opacity="0%" style:font-name="Loma1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1" style:family="text">
      <style:text-properties style:use-window-font-color="true" loext:opacity="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2" style:family="text">
      <style:text-properties fo:color="#2a6099" loext:opacity="100%" style:font-name="Loma1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T23" style:family="text"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4" style:family="text">
      <style:text-properties fo:color="#2a6099" loext:opacity="100%" style:font-name="Loma1" fo:font-size="11pt" fo:font-weight="bold" style:font-size-asian="11pt" style:font-weight-asian="bold" style:font-name-complex="Arial1" style:font-size-complex="11pt" style:font-style-complex="normal" style:font-weight-complex="bold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color="#c9211e" loext:opacity="100%" style:font-name="Lom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7" style:family="text">
      <style:text-properties style:font-name="Loma"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2">
          <style:column style:rel-width="36835*" fo:start-indent="0cm" fo:end-indent="0.804cm"/>
          <style:column style:rel-width="28700*" fo:start-indent="0.80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283cm" fo:min-width="10.32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062cm" fo:min-width="4.918cm" fo:padding-top="0cm" fo:padding-bottom="0cm" fo:padding-left="0cm" fo:padding-right="0cm" fo:wrap-option="wrap" loext:decorative="false" fo:margin-left="0cm" fo:margin-right="2.122cm" fo:margin-top="0cm" fo:margin-bottom="0.52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3"/>
      <text:p text:style-name="P9" loext:marker-style-name="T3"><draw:custom-shape text:anchor-type="char" draw:z-index="0" draw:name="Textrahmen 1" draw:style-name="gr2" draw:text-style-name="P30" svg:width="4.917cm" svg:height="1.061cm" svg:x="1.15cm" svg:y="0.138cm"><text:p text:style-name="P1" loext:marker-style-name="T16"><text:span text:style-name="T12">Kostenloser Musterantrag von</text:span><text:span text:style-name="T12"/></text:p><text:p text:style-name="P1"><text:span text:style-name="Internet_20_Link"><text:span text:style-name="T13">www.grundbuch-musterantrag.de</text:span></text:span></text:p><text:p text:style-name="P1" loext:marker-style-name="T16"><text:span text:style-name="T14">von Rico Angenvoo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1" text:anchor-type="char" svg:x="0.078cm" svg:y="0.194cm" svg:width="0.937cm" svg:height="0.937cm" draw:z-index="2"><draw:image xlink:href="Pictures/100000010000003000000030F372FA9E.png" xlink:type="simple" xlink:show="embed" xlink:actuate="onLoad" draw:mime-type="image/png"/></draw:frame><draw:custom-shape text:anchor-type="char" draw:z-index="2" draw:name="Textrahmen 2" draw:style-name="gr1" draw:text-style-name="P30" svg:width="10.32cm" svg:height="3.282cm" svg:x="6.161cm" svg:y="0.056cm"><text:p text:style-name="P7" loext:marker-style-name="T17"><text:span text:style-name="T15">{antragsteller.vorname} {antragsteller.nachname}</text:span><text:span text:style-name="T15"/></text:p><text:p text:style-name="P7" loext:marker-style-name="T17"><text:span text:style-name="T15">{antragsteller.straße}</text:span><text:span text:style-name="T15"/></text:p><text:p text:style-name="P7" loext:marker-style-name="T17"><text:span text:style-name="T15">{antragsteller.plz} {antragsteller.or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 loext:marker-style-name="T4"/>
      <text:p text:style-name="P11" loext:marker-style-name="T4"/>
      <text:p text:style-name="P11" loext:marker-style-name="T4"/>
      <text:p text:style-name="P12" loext:marker-style-name="T4"/>
      <text:section text:style-name="Sect1" text:name="TextSection">
        <text:p text:style-name="Standard" loext:marker-style-name="T2"><text:span text:style-name="T18">{antragsteller.vorname}</text:span><text:span text:style-name="T5"> </text:span><text:span text:style-name="T18">{antragsteller.nachname}</text:span><text:span text:style-name="T5"> - </text:span><text:span text:style-name="T18">{antragsteller.straße} - {antragsteller.plz} {antragsteller.ort}</text:span></text:p>
        <text:p text:style-name="P13" loext:marker-style-name="T6"/>
        <text:p text:style-name="P2">{grundbuchamt.name}</text:p>
        <text:p text:style-name="P3">{grundbuchamt.straße} </text:p>
        <text:p text:style-name="P3">{grundbuchamt.plz} {grundbuchamt.ort}</text:p>
        <text:p text:style-name="P9" loext:marker-style-name="T3"/>
        <text:p text:style-name="P21" loext:marker-style-name="T2"><text:span text:style-name="T20">{antragsteller.email}</text:span><text:span text:style-name="T20"/></text:p>
        <text:p text:style-name="P21" loext:marker-style-name="T2"><text:span text:style-name="T20">{antragsteller.telefonnummer}</text:span><text:span text:style-name="T20"/></text:p>
        <text:p text:style-name="P14" loext:marker-style-name="T2"/>
        <text:p text:style-name="P22" loext:marker-style-name="T19"/>
        <text:p text:style-name="P15" loext:marker-style-name="T7"/>
      </text:section>
      <text:section text:style-name="Sect2" text:name="Bereich1">
        <text:p text:style-name="P21" loext:marker-style-name="T2"><text:span text:style-name="T7">{datum}</text:span><text:span text:style-name="T7"/></text:p>
        <text:p text:style-name="P16" loext:marker-style-name="T7"/>
        <text:p text:style-name="P23" loext:marker-style-name="T2"><text:span text:style-name="T11">Antrag auf Erteilung von Abschriften einer Bewilligung</text:span><text:span text:style-name="T11"/></text:p>
        <text:p text:style-name="P19" loext:marker-style-name="T2"/>
        <text:p text:style-name="P23" loext:marker-style-name="T2"><text:span text:style-name="T9">Ich beantrage eine Abschrift der folgenden Bewilligung:</text:span><text:span text:style-name="T9"/></text:p>
        <text:p text:style-name="P19" loext:marker-style-name="T2"/>
        <text:p text:style-name="P28" loext:marker-style-name="T22"><text:span text:style-name="T22">Betroffenes Grundstück:</text:span><text:span text:style-name="T22"/></text:p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24" loext:marker-style-name="T2"><text:span text:style-name="T24">Gemarkung:</text:span><text:span text:style-name="T24"/></text:p>
            </table:table-cell>
            <table:table-cell table:style-name="Tabelle1.A1" office:value-type="string">
              <text:p text:style-name="P24" loext:marker-style-name="T2"><text:span text:style-name="T10">{grundstueck.gemarkung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4" loext:marker-style-name="T2"><text:span text:style-name="T24">Blattnummer:</text:span><text:span text:style-name="T24"/></text:p>
            </table:table-cell>
            <table:table-cell table:style-name="Tabelle1.A1" office:value-type="string">
              <text:p text:style-name="P24" loext:marker-style-name="T2"><text:span text:style-name="T10">{grundstueck.blattnummer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4" loext:marker-style-name="T2"><text:span text:style-name="T24">Anschrift:</text:span><text:span text:style-name="T24"/></text:p>
            </table:table-cell>
            <table:table-cell table:style-name="Tabelle1.A1" office:value-type="string">
              <text:p text:style-name="P24" loext:marker-style-name="T2"><text:span text:style-name="T10">{grundstueck.straße}</text:span><text:span text:style-name="T10"/></text:p>
              <text:p text:style-name="P24" loext:marker-style-name="T2"><text:span text:style-name="T10">{grundstueck.plz} {grundstueck.ort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5" loext:marker-style-name="T2"><text:span text:style-name="T24">Flur:</text:span><text:span text:style-name="T24"/></text:p>
            </table:table-cell>
            <table:table-cell table:style-name="Tabelle1.A1" office:value-type="string">
              <text:p text:style-name="P25" loext:marker-style-name="T2"><text:span text:style-name="T10">{grundstueck.flur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6" loext:marker-style-name="T2"><text:span text:style-name="T24">Flurstück:</text:span><text:span text:style-name="T24"/></text:p>
            </table:table-cell>
            <table:table-cell table:style-name="Tabelle1.A1" office:value-type="string">
              <text:p text:style-name="P26" loext:marker-style-name="T2"><text:span text:style-name="T10">{grundstueck.flurstück}</text:span><text:span text:style-name="T10"/></text:p>
            </table:table-cell>
          </table:table-row>
        </table:table>
        <text:p text:style-name="P29" loext:marker-style-name="T23"/>
        <text:p text:style-name="P28" loext:marker-style-name="T23"><text:span text:style-name="T23">Angaben zur Bewilligung:</text:span><text:span text:style-name="T23"/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24" loext:marker-style-name="T2"><text:span text:style-name="T24">Bezeichnung:</text:span><text:span text:style-name="T24"/></text:p>
            </table:table-cell>
            <table:table-cell table:style-name="Tabelle2.A1" office:value-type="string">
              <text:p text:style-name="P24" loext:marker-style-name="T2"><text:span text:style-name="T10">{bewilligung.bezeichnung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4" loext:marker-style-name="T2"><text:span text:style-name="T24">Abteilung:</text:span><text:span text:style-name="T24"/></text:p>
            </table:table-cell>
            <table:table-cell table:style-name="Tabelle2.A1" office:value-type="string">
              <text:p text:style-name="P24" loext:marker-style-name="T2"><text:span text:style-name="T10">{bewilligung.abteilung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4" loext:marker-style-name="T2"><text:span text:style-name="T24">Laufende Nummer:</text:span><text:span text:style-name="T24"/></text:p>
            </table:table-cell>
            <table:table-cell table:style-name="Tabelle2.A1" office:value-type="string">
              <text:p text:style-name="P24" loext:marker-style-name="T2"><text:span text:style-name="T10">{bewilligung.laufendeNummer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4" loext:marker-style-name="T2"><text:span text:style-name="T24">Datum der Bewilligung:</text:span><text:span text:style-name="T24"/></text:p>
            </table:table-cell>
            <table:table-cell table:style-name="Tabelle2.A1" office:value-type="string">
              <text:p text:style-name="P24" loext:marker-style-name="T2"><text:span text:style-name="T10">{bewilligung._datum}</text:span><text:span text:style-name="T10"/></text:p>
            </table:table-cell>
          </table:table-row>
        </table:table>
        <text:p text:style-name="P20" loext:marker-style-name="T2"/>
        <text:p text:style-name="P27" loext:marker-style-name="T2"><text:span text:style-name="T23">Berechtigtes Interesse: </text:span><text:span text:style-name="T21">{berechtigtesInteresse.interesse}</text:span></text:p>
        <text:p text:style-name="P27" loext:marker-style-name="T2"><text:span text:style-name="T21"/></text:p>
        <text:p text:style-name="P4">{#berechtigtesInteresse.bemerkung}</text:p>
        <text:p text:style-name="P4">Bemerkung: {berechtigtesInteresse.bemerkung}</text:p>
        <text:p text:style-name="P4"/>
        <text:p text:style-name="P4">{/}</text:p>
        <text:p text:style-name="Standard"><text:span text:style-name="T27">{#farbe == farbig}Bitte senden Sie mir die Bewilligung, sofern möglich, als </text:span><text:span text:style-name="T26">farbige</text:span><text:span text:style-name="T27"> Kopien.{/}{#farbe == schwarz/weiß}Bitte senden Sie mir die Bewilligung als schwarz/weiß Kopien.{/}</text:span></text:p>
        <text:p text:style-name="P17" loext:marker-style-name="T8"/>
        <text:p text:style-name="P28" loext:marker-style-name="T25"><text:span text:style-name="T9">Mit freundlichen Grüßen</text:span><text:span text:style-name="T9"/></text:p>
        <text:p text:style-name="P18" loext:marker-style-name="T9"><text:soft-page-break/></text:p>
        <text:p text:style-name="P28" loext:marker-style-name="T25"><text:span text:style-name="T9">_______________________</text:span><text:span text:style-name="T9"/></text:p>
        <text:p text:style-name="P28" loext:marker-style-name="T25"><text:span text:style-name="T20">{antragsteller.vorname}</text:span><text:span text:style-name="T9"> </text:span><text:span text:style-name="T20">{antragsteller.nachname}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Loma2" svg:font-family="Lom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DE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1" style:display-name="Figure Index 1" style:family="paragraph" style:parent-style-name="Caption" style:class="index"/>
    <style:style style:name="Kopf-_20_und_20_Fußzeile" style:display-name="Kopf- und Fußzeil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Kopf-_20_und_20_Fußzei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Kopf-_20_und_20_Fußzeile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Noto Sans Light"/>
    </style:style>
    <style:style style:name="MT1" style:family="text">
      <style:text-properties style:font-name="Noto Sans Light"/>
    </style:style>
    <style:page-layout style:name="Mpm1">
      <style:page-layout-properties fo:page-width="21.001cm" fo:page-height="29.7cm" style:num-format="1" style:print-orientation="portrait" fo:margin-top="0cm" fo:margin-bottom="1cm" fo:margin-left="2.487cm" fo:margin-right="1.97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33cm" fo:margin-left="0cm" fo:margin-right="0cm" fo:margin-top="1.4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7:32:55</meta:creation-date>
    <dc:language>de-DE</dc:language>
    <meta:print-date>2022-06-06T00:47:48</meta:print-date>
    <dc:date>2025-08-23T15:50:25.496110839</dc:date>
    <meta:editing-cycles>263</meta:editing-cycles>
    <meta:editing-duration>PT23H34M58S</meta:editing-duration>
    <meta:generator>LibreOffice/24.2.7.2$Linux_X86_64 LibreOffice_project/420$Build-2</meta:generator>
    <meta:document-statistic meta:table-count="2" meta:image-count="1" meta:object-count="0" meta:page-count="2" meta:paragraph-count="44" meta:word-count="104" meta:character-count="1352" meta:non-whitespace-character-count="1291"/>
    <meta:user-defined meta:name="AppVersion">15.0000</meta:user-defined>
  </office:meta>
</office:document-meta>
</file>